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onfigs</text:p>
          </table:table-cell>
          <table:covered-table-cell/>
          <table:table-cell table:style-name="ce1" office:value-type="string" calcext:value-type="string" table:number-columns-spanned="2" table:number-rows-spanned="1">
            <text:p>cov</text:p>
          </table:table-cell>
          <table:covered-table-cell/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disj</text:p>
          </table:table-cell>
          <table:table-cell/>
          <table:table-cell office:value-type="string" calcext:value-type="string">
            <text:p>mix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d <text:s text:c="2"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a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at 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v <text:s text:c="2"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n <text:s text:c="2"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e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oin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rt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s <text:s text:c="2"/>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grin <text:s text:c="2"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lint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son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ibtex2html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sftp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gircd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0:07:34.148536020</meta:creation-date>
    <dc:date>2020-05-13T10:11:41.248454848</dc:date>
    <meta:editing-duration>PT4M7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